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9327in"/>
    </style:style>
    <style:style style:name="co2" style:family="table-column">
      <style:table-column-properties fo:break-before="auto" style:column-width="0.8016in"/>
    </style:style>
    <style:style style:name="co3" style:family="table-column">
      <style:table-column-properties fo:break-before="auto" style:column-width="0.7925in"/>
    </style:style>
    <style:style style:name="co4" style:family="table-column">
      <style:table-column-properties fo:break-before="auto" style:column-width="2.4709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669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Grade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r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OrgDefinedId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X1-1</text:p>
          </table:table-cell>
          <table:table-cell office:value-type="string" calcext:value-type="string">
            <text:p>EX1-2</text:p>
          </table:table-cell>
          <table:table-cell office:value-type="string" calcext:value-type="string">
            <text:p>EX1-3</text:p>
          </table:table-cell>
          <table:table-cell office:value-type="string" calcext:value-type="string">
            <text:p>EX1-4</text:p>
          </table:table-cell>
          <table:table-cell office:value-type="string" calcext:value-type="string">
            <text:p>EX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00215661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Nolan.Bernard@mines.sdsmt.edu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SUM([.E3:.H3])" office:value-type="float" office:value="85" calcext:value-type="float">
            <text:p>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00228782</text:p>
          </table:table-cell>
          <table:table-cell office:value-type="string" calcext:value-type="string">
            <text:p>Braganza</text:p>
          </table:table-cell>
          <table:table-cell office:value-type="string" calcext:value-type="string">
            <text:p>Sherwyn</text:p>
          </table:table-cell>
          <table:table-cell office:value-type="string" calcext:value-type="string">
            <text:p>Sherwyn.Braganza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SUM([.E4:.H4])" office:value-type="float" office:value="95" calcext:value-type="float">
            <text:p>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00224464</text:p>
          </table:table-cell>
          <table:table-cell office:value-type="string" calcext:value-type="string">
            <text:p>Dahlke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Bradley.Dahlke@mines.sdsmt.edu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SUM([.E5:.H5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00538236</text:p>
          </table:table-cell>
          <table:table-cell office:value-type="string" calcext:value-type="string">
            <text:p>Dahlke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Dillon.Dahlke@mines.sdsmt.edu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SUM([.E6:.H6])" office:value-type="float" office:value="84" calcext:value-type="float">
            <text:p>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00223261</text:p>
          </table:table-cell>
          <table:table-cell office:value-type="string" calcext:value-type="string">
            <text:p>Ehrisman</text:p>
          </table:table-cell>
          <table:table-cell office:value-type="string" calcext:value-type="string">
            <text:p>Caleb</text:p>
          </table:table-cell>
          <table:table-cell office:value-type="string" calcext:value-type="string">
            <text:p>Caleb.Ehrisman@mines.sdsmt.edu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SUM([.E7:.H7])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00206205</text:p>
          </table:table-cell>
          <table:table-cell office:value-type="string" calcext:value-type="string">
            <text:p>Finn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Ryan.Finn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SUM([.E8:.H8])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04724</text:p>
          </table:table-cell>
          <table:table-cell office:value-type="string" calcext:value-type="string">
            <text:p>Flerchinger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Brett.Flerchinger@mines.sdsmt.edu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SUM([.E9:.H9])" office:value-type="float" office:value="99" calcext:value-type="float">
            <text:p>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00576784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lex.Hanson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SUM([.E10:.H10])" office:value-type="float" office:value="93" calcext:value-type="float">
            <text:p>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00211342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Isaac.Hanson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E11:.H11])" office:value-type="float" office:value="98" calcext:value-type="float">
            <text:p>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02456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Justin.Diede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SUM([.E12:.H12])" office:value-type="float" office:value="96" calcext:value-type="float">
            <text:p>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00223795</text:p>
          </table:table-cell>
          <table:table-cell office:value-type="string" calcext:value-type="string">
            <text:p>Mathews</text:p>
          </table:table-cell>
          <table:table-cell office:value-type="string" calcext:value-type="string">
            <text:p>Anoushka</text:p>
          </table:table-cell>
          <table:table-cell office:value-type="string" calcext:value-type="string">
            <text:p>Anoushka.Sharma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SUM([.E13:.H13])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00540100</text:p>
          </table:table-cell>
          <table:table-cell office:value-type="string" calcext:value-type="string">
            <text:p>Mathews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avid.Mathews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SUM([.E14:.H14])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00166554</text:p>
          </table:table-cell>
          <table:table-cell office:value-type="string" calcext:value-type="string">
            <text:p>Mathews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Jonathan.Mathews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SUM([.E15:.H15])" office:value-type="float" office:value="98" calcext:value-type="float">
            <text:p>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64248</text:p>
          </table:table-cell>
          <table:table-cell office:value-type="string" calcext:value-type="string">
            <text:p>McBride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Patrick.McBride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SUM([.E16:.H16])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02569</text:p>
          </table:table-cell>
          <table:table-cell office:value-type="string" calcext:value-type="string">
            <text:p>Olso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hristian.Olson@mines.sdsmt.edu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SUM([.E17:.H17])" office:value-type="float" office:value="93" calcext:value-type="float">
            <text:p>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00220784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Dustin.Richards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SUM([.E18:.H18])" office:value-type="float" office:value="93" calcext:value-type="float">
            <text:p>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01111</text:p>
          </table:table-cell>
          <table:table-cell office:value-type="string" calcext:value-type="string">
            <text:p>Schipke</text:p>
          </table:table-cell>
          <table:table-cell office:value-type="string" calcext:value-type="string">
            <text:p>Karissa</text:p>
          </table:table-cell>
          <table:table-cell office:value-type="string" calcext:value-type="string">
            <text:p>Karissa.Schipke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SUM([.E19:.H19])" office:value-type="float" office:value="95" calcext:value-type="float">
            <text:p>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02202</text:p>
          </table:table-cell>
          <table:table-cell office:value-type="string" calcext:value-type="string">
            <text:p>Snyder</text:p>
          </table:table-cell>
          <table:table-cell office:value-type="string" calcext:value-type="string">
            <text:p>Colton</text:p>
          </table:table-cell>
          <table:table-cell office:value-type="string" calcext:value-type="string">
            <text:p>Colton.Snyder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SUM([.E20:.H20])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131470</text:p>
          </table:table-cell>
          <table:table-cell office:value-type="string" calcext:value-type="string">
            <text:p>Tekeste</text:p>
          </table:table-cell>
          <table:table-cell office:value-type="string" calcext:value-type="string">
            <text:p>Bereket</text:p>
          </table:table-cell>
          <table:table-cell office:value-type="string" calcext:value-type="string">
            <text:p>Bereket.Tekeste@mines.sdsmt.edu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69429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Dakota</text:p>
          </table:table-cell>
          <table:table-cell office:value-type="string" calcext:value-type="string">
            <text:p>Dakota.Walker@mines.sdsmt.edu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SUM([.E22:.H22])" office:value-type="float" office:value="99" calcext:value-type="float">
            <text:p>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00525171</text:p>
          </table:table-cell>
          <table:table-cell office:value-type="string" calcext:value-type="string">
            <text:p>Zikmund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Noah.Zikmund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SUM([.E23:.H23])" office:value-type="float" office:value="80" calcext:value-type="float">
            <text:p>80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Grades.A3:Grades.AMJ2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ades" style:display-name="PageStyle_Grad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6T12:52:21.984475645</dc:date>
    <meta:editing-duration>P2DT39M5S</meta:editing-duration>
    <meta:editing-cycles>5</meta:editing-cycles>
    <meta:generator>LibreOffice/7.3.5.2$Linux_X86_64 LibreOffice_project/30$Build-2</meta:generator>
    <meta:document-statistic meta:table-count="1" meta:cell-count="198" meta:object-count="0"/>
  </office:meta>
</office:document-meta>
</file>